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 fo:wrap-option="wra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Hyperlink" style:data-style-name="N0">
      <style:table-cell-properties style:vertical-align="automatic" fo:background-color="#FFFFFF"/>
      <style:text-properties fo:color="#0000FF" fo:font-size="12pt" style:font-size-asian="12pt" style:font-size-complex="12pt" style:text-underline-style="solid" style:text-underline-type="single"/>
    </style:style>
    <style:style style:name="ce9" style:family="table-cell" style:parent-style-name="Default" style:data-style-name="N0">
      <style:table-cell-properties style:vertical-align="top" fo:wrap-option="wrap" fo:background-color="#FFFFFF"/>
    </style:style>
    <style:style style:name="ce10" style:family="table-cell" style:parent-style-name="Default" style:data-style-name="N0">
      <style:table-cell-properties style:vertical-align="top" fo:wrap-option="wrap" fo:background-color="#FFFFFF"/>
      <style:text-properties fo:font-size="11pt" style:font-size-asian="11pt" style:font-size-complex="11pt"/>
    </style:style>
    <style:style style:name="ce11" style:family="table-cell" style:parent-style-name="Default" style:data-style-name="N19">
      <style:table-cell-properties style:vertical-align="top" fo:background-color="#FFFFFF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automatic" fo:wrap-option="wrap" fo:background-color="#FFFFFF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style:vertical-align="top" fo:background-color="#FFFFFF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style:vertical-align="top" fo:wrap-option="wrap" fo:background-color="#FFFFFF"/>
      <style:text-properties fo:color="#000000"/>
    </style:style>
    <style:style style:name="ce17" style:family="table-cell" style:parent-style-name="Default" style:data-style-name="N0">
      <style:table-cell-properties style:vertical-align="top" fo:background-color="#FFFFFF"/>
      <style:text-properties fo:color="#000000"/>
    </style:style>
    <style:style style:name="ce18" style:family="table-cell" style:parent-style-name="Default" style:data-style-name="N0">
      <style:table-cell-properties fo:background-color="#FFFFFF"/>
    </style:style>
    <style:style style:name="ce19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fo:font-size="12pt" style:font-size-asian="12pt" style:font-size-complex="12pt" style:text-underline-style="solid" style:text-underline-type="single"/>
    </style:style>
    <style:style style:name="co1" style:family="table-column">
      <style:table-column-properties fo:break-before="auto" style:column-width="2.36361111111111cm"/>
    </style:style>
    <style:style style:name="co2" style:family="table-column">
      <style:table-column-properties fo:break-before="auto" style:column-width="29.1570833333333cm"/>
    </style:style>
    <style:style style:name="co3" style:family="table-column">
      <style:table-column-properties fo:break-before="auto" style:column-width="5.71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5.6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12.5pt" style:use-optimal-row-height="tru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StatisticsTables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16381" table:default-cell-style-name="ce14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Bus statistics - list of tables<text:s/>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5">
            <text:p>Ref.</text:p>
          </table:table-cell>
          <table:table-cell office:value-type="string" table:style-name="ce5">
            <text:p>Table name</text:p>
          </table:table-cell>
          <table:table-cell office:value-type="string" table:style-name="ce5">
            <text:p>Update frequency and timing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2">
            <text:p>BUS01: Local bus passenger journeys</text:p>
          </table:table-cell>
          <table:table-cell table:style-name="ce6"/>
          <table:table-cell table:style-name="ce7"/>
          <table:table-cell table:number-columns-repeated="16381" table:style-name="ce6"/>
        </table:table-row>
        <table:table-row table:style-name="ro1">
          <table:table-cell office:value-type="string" table:style-name="ce8">
            <text:p><text:a xlink:href="https://www.gov.uk/government/statistical-data-sets/bus01-local-bus-passenger-journeys">https://www.gov.uk/government/statistical-data-sets/bus01-local-bus-passenger-journeys<text:s/></text:a></text:p>
          </table:table-cell>
          <table:table-cell table:style-name="ce6"/>
          <table:table-cell table:style-name="ce7"/>
          <table:table-cell table:number-columns-repeated="16381" table:style-name="ce6"/>
        </table:table-row>
        <table:table-row table:style-name="ro2">
          <table:table-cell office:value-type="string" table:style-name="ce9">
            <text:p>BUS0101</text:p>
          </table:table-cell>
          <table:table-cell office:value-type="string" table:style-name="ce9">
            <text:p>Passenger journeys on local bus services: Great Britain, annual from 1950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103</text:p>
          </table:table-cell>
          <table:table-cell office:value-type="string" table:style-name="ce9">
            <text:p>Passenger journeys on local bus services by metropolitan area status and country: Great Britain, annual from 1970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105</text:p>
          </table:table-cell>
          <table:table-cell office:value-type="string" table:style-name="ce9">
            <text:p>Concessionary passenger journeys on local bus services by metropolitan area status and country: Great Britain, annual from 2007/08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106</text:p>
          </table:table-cell>
          <table:table-cell office:value-type="string" table:style-name="ce9">
            <text:p>Passenger journeys on local bus services by metropolitan area status and country: Great Britain, quarterly from 2004/05</text:p>
          </table:table-cell>
          <table:table-cell office:value-type="string" table:style-name="ce9">
            <text:p>Quarterly (March, June, Sept, Dec)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108</text:p>
          </table:table-cell>
          <table:table-cell office:value-type="string" table:style-name="ce9">
            <text:p>Passenger journeys on local bus services by region: Great Britain, annual since 1970<text:s text:c="2"/>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109</text:p>
          </table:table-cell>
          <table:table-cell office:value-type="string" table:style-name="ce9">
            <text:p>Passenger journeys on local bus services by local authority: England, annual from 2009/10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110</text:p>
          </table:table-cell>
          <table:table-cell office:value-type="string" table:style-name="ce9">
            <text:p>Passenger journeys on local bus services per head of population, by local authority: England, annual from 2009/10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111</text:p>
          </table:table-cell>
          <table:table-cell office:value-type="string" table:style-name="ce9">
            <text:p>Passenger journeys on local bus services by urban-rural status: England, annual from 2004/05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112</text:p>
          </table:table-cell>
          <table:table-cell office:value-type="string" table:style-name="ce9">
            <text:p>Passenger journeys on local bus services by service type and metropolitan area status and country: Great Britain, annual from 2011/12</text:p>
          </table:table-cell>
          <table:table-cell office:value-type="string" table:style-name="ce9">
            <text:p>No longer updated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113</text:p>
          </table:table-cell>
          <table:table-cell office:value-type="string" table:style-name="ce9">
            <text:p>Older and disabled concessionary passenger journeys on local bus services by local authority: England, annual from 2009/10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1">
          <table:table-cell office:value-type="string" table:style-name="ce2">
            <text:p>BUS02: Local bus vehicle distance travelled</text:p>
          </table:table-cell>
          <table:table-cell table:number-columns-repeated="16383" table:style-name="ce10"/>
        </table:table-row>
        <table:table-row table:style-name="ro1">
          <table:table-cell office:value-type="string" table:number-columns-spanned="2" table:number-rows-spanned="1" table:style-name="ce19">
            <text:p><text:a xlink:href="https://www.gov.uk/government/statistical-data-sets/bus02-vehicle-distance-travelled">https://www.gov.uk/government/statistical-data-sets/bus02-vehicle-distance-travelled<text:s/></text:a></text:p>
          </table:table-cell>
          <table:covered-table-cell/>
          <table:table-cell table:number-columns-repeated="16382" table:style-name="ce10"/>
        </table:table-row>
        <table:table-row table:style-name="ro2">
          <table:table-cell office:value-type="string" table:style-name="ce9">
            <text:p>BUS0201</text:p>
          </table:table-cell>
          <table:table-cell office:value-type="string" table:style-name="ce9">
            <text:p>Vehicle distance travelled (miles and kilometres) on local bus services: Great Britain, annual since 1960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203</text:p>
          </table:table-cell>
          <table:table-cell office:value-type="string" table:style-name="ce9">
            <text:p>Vehicle distance travelled (miles and kilometres) on local bus services by metropolitan area status and country: Great Britain, annual from 1970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205</text:p>
          </table:table-cell>
          <table:table-cell office:value-type="string" table:style-name="ce9">
            <text:p>Vehicle distance travelled (miles and kilometres) on local bus services by service type and metropolitan area status and country: Great Britain, annual from 1987/88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206</text:p>
          </table:table-cell>
          <table:table-cell office:value-type="string" table:style-name="ce9">
            <text:p>Vehicle distance travelled (miles and kilometres) on local bus services by region: Great Britain annual from 1970<text:s text:c="2"/>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207</text:p>
          </table:table-cell>
          <table:table-cell office:value-type="string" table:style-name="ce9">
            <text:p>Vehicle distance travelled (miles and kilometres) on local bus services by urban-rural status and service type: England, annual from 2011/12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208</text:p>
          </table:table-cell>
          <table:table-cell office:value-type="string" table:style-name="ce9">
            <text:p>Vehicle distance travelled on local bus services by service type and local authority: England, latest available year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1">
          <table:table-cell office:value-type="string" table:style-name="ce2">
            <text:p>BUS03: Local bus passenger distance travelled</text:p>
          </table:table-cell>
          <table:table-cell table:number-columns-repeated="16383" table:style-name="ce10"/>
        </table:table-row>
        <table:table-row table:style-name="ro1">
          <table:table-cell office:value-type="string" table:number-columns-spanned="2" table:number-rows-spanned="1" table:style-name="ce19">
            <text:p><text:a xlink:href="https://www.gov.uk/government/statistical-data-sets/bus03-passenger-distance-travelled">https://www.gov.uk/government/statistical-data-sets/bus03-passenger-distance-travelled<text:s/></text:a></text:p>
          </table:table-cell>
          <table:covered-table-cell/>
          <table:table-cell table:number-columns-repeated="16382" table:style-name="ce10"/>
        </table:table-row>
        <table:table-row table:style-name="ro2">
          <table:table-cell office:value-type="string" table:style-name="ce9">
            <text:p>BUS0301</text:p>
          </table:table-cell>
          <table:table-cell office:value-type="string" table:style-name="ce9">
            <text:p>Passenger distance travelled (miles and kilometres) on local bus services by metropolitan area status and country: Great Britain from 1970<text:s text:c="2"/>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302</text:p>
          </table:table-cell>
          <table:table-cell office:value-type="string" table:style-name="ce9">
            <text:p>Passenger distance travelled (miles and kilometres) on local bus services by metropolitan area status and country: Great Britain, annual from 2004/05<text:s/>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304</text:p>
          </table:table-cell>
          <table:table-cell office:value-type="string" table:style-name="ce9">
            <text:p>Average occupancy on local bus services by metropolitan area status and country: Great Britain, annual from 2004/05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1">
          <table:table-cell office:value-type="string" table:style-name="ce2">
            <text:p>BUS04: Local bus revenue, fares and costs</text:p>
          </table:table-cell>
          <table:table-cell table:number-columns-repeated="16383" table:style-name="ce10"/>
        </table:table-row>
        <table:table-row table:style-name="ro1">
          <table:table-cell office:value-type="string" table:number-columns-spanned="2" table:number-rows-spanned="1" table:style-name="ce19">
            <text:p><text:a xlink:href="https://www.gov.uk/government/statistical-data-sets/bus04-costs-fares-and-revenue">https://www.gov.uk/government/statistical-data-sets/bus04-costs-fares-and-revenue<text:s/></text:a></text:p>
          </table:table-cell>
          <table:covered-table-cell/>
          <table:table-cell table:number-columns-repeated="16382" table:style-name="ce10"/>
        </table:table-row>
        <table:table-row table:style-name="ro2">
          <table:table-cell office:value-type="string" table:style-name="ce9">
            <text:p>BUS0401</text:p>
          </table:table-cell>
          <table:table-cell office:value-type="string" table:style-name="ce9">
            <text:p>Operating revenue on local bus services by metropolitan area status and country: Great Britain, annual from 2004/05</text:p>
          </table:table-cell>
          <table:table-cell office:value-type="string" table:style-name="ce9">
            <text:p>Annual, December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402</text:p>
          </table:table-cell>
          <table:table-cell office:value-type="string" table:style-name="ce9">
            <text:p>Operating revenue per passenger journey on local bus services by metropolitan area status and country: Great Britain, annual from 2004/05<text:s text:c="2"/></text:p>
          </table:table-cell>
          <table:table-cell office:value-type="string" table:style-name="ce9">
            <text:p>Annual, December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403</text:p>
          </table:table-cell>
          <table:table-cell office:value-type="string" table:style-name="ce9">
            <text:p>Operating revenue per vehicle mile (and vehicle kilometre) on local bus services by metropolitan area status and country: Great Britain, annual from 2004/05</text:p>
          </table:table-cell>
          <table:table-cell office:value-type="string" table:style-name="ce9">
            <text:p>Annual, December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405</text:p>
          </table:table-cell>
          <table:table-cell office:value-type="string" table:style-name="ce9">
            <text:p>Local Bus Fares Index by metropolitan area status and country: Great Britain, annual from 1995</text:p>
          </table:table-cell>
          <table:table-cell office:value-type="string" table:style-name="ce9">
            <text:p>Annual, June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406</text:p>
          </table:table-cell>
          <table:table-cell office:value-type="string" table:style-name="ce9">
            <text:p>Operating cost on local bus services by metropolitan area status and country: Great Britain, annual from 2004/05<text:s text:c="2"/>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407</text:p>
          </table:table-cell>
          <table:table-cell office:value-type="string" table:style-name="ce9">
            <text:p>Operating cost per passenger journey on local bus services by metropolitan area status and country: Great Britain, annual from 2004/05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408</text:p>
          </table:table-cell>
          <table:table-cell office:value-type="string" table:style-name="ce9">
            <text:p>Operating cost per vehicle mile (and vehicle kilometre) on local bus services by metropolitan area status and country: Great Britain, annual from 2004/05<text:s/>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415</text:p>
          </table:table-cell>
          <table:table-cell office:value-type="string" table:style-name="ce9">
            <text:p>Local Bus Fares Index by metropolitan area status and country: Great Britain, quarterly from March 2005</text:p>
          </table:table-cell>
          <table:table-cell office:value-type="string" table:style-name="ce9">
            <text:p>Quarterly (March, June, Sept, Dec)</text:p>
          </table:table-cell>
          <table:table-cell table:number-columns-repeated="16381" table:style-name="ce10"/>
        </table:table-row>
        <table:table-row table:style-name="ro1">
          <table:table-cell office:value-type="string" table:style-name="ce2">
            <text:p>BUS05: Government support for the bus industry and concessionary travel (England)</text:p>
          </table:table-cell>
          <table:table-cell table:number-columns-repeated="16383" table:style-name="ce10"/>
        </table:table-row>
        <table:table-row table:style-name="ro1">
          <table:table-cell office:value-type="string" table:number-columns-spanned="2" table:number-rows-spanned="1" table:style-name="ce19">
            <text:p><text:a xlink:href="https://www.gov.uk/government/statistical-data-sets/bus05-subsidies-and-concessions">https://www.gov.uk/government/statistical-data-sets/bus05-subsidies-and-concessions<text:s/></text:a></text:p>
          </table:table-cell>
          <table:covered-table-cell/>
          <table:table-cell table:number-columns-repeated="16382" table:style-name="ce10"/>
        </table:table-row>
        <table:table-row table:style-name="ro2">
          <table:table-cell office:value-type="string" table:style-name="ce9">
            <text:p>BUS0501</text:p>
          </table:table-cell>
          <table:table-cell office:value-type="string" table:style-name="ce9">
            <text:p>Operating revenue for local bus services by revenue type, by metropolitan area status: England, annual from 2004/05</text:p>
          </table:table-cell>
          <table:table-cell office:value-type="string" table:style-name="ce9">
            <text:p>Annual, December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502</text:p>
          </table:table-cell>
          <table:table-cell office:value-type="string" table:style-name="ce9">
            <text:p>Net government support for local bus services and concessionary travel by metropolitan area status and country: England, annual from 1996/97</text:p>
          </table:table-cell>
          <table:table-cell office:value-type="string" table:style-name="ce9">
            <text:p>Annual, December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503</text:p>
          </table:table-cell>
          <table:table-cell office:value-type="string" table:style-name="ce9">
            <text:p>Net government support for local bus services and concessionary travel per passenger journey by metropolitan area status: England, annual from 2004/05<text:s/></text:p>
          </table:table-cell>
          <table:table-cell office:value-type="string" table:style-name="ce9">
            <text:p>Annual, December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504</text:p>
          </table:table-cell>
          <table:table-cell office:value-type="string" table:style-name="ce9">
            <text:p>Local bus contracts for subsidised services: Price increases and competition for tenders: Great Britain, annual from 1998</text:p>
          </table:table-cell>
          <table:table-cell office:value-type="string" table:style-name="ce16">
            <text:p>No longer updated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505</text:p>
          </table:table-cell>
          <table:table-cell office:value-type="string" table:style-name="ce9">
            <text:p>Net government support for local bus services and concessionary travel by local authority: England, annual from 2000/01</text:p>
          </table:table-cell>
          <table:table-cell office:value-type="string" table:style-name="ce9">
            <text:p>Annual, December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506</text:p>
          </table:table-cell>
          <table:table-cell office:value-type="string" table:style-name="ce9">
            <text:p>Budget for local bus services and concessionary travel by local authority: England, annual from 2008/09</text:p>
          </table:table-cell>
          <table:table-cell office:value-type="string" table:style-name="ce9">
            <text:p>No longer updated</text:p>
          </table:table-cell>
          <table:table-cell table:number-columns-repeated="16381" table:style-name="ce10"/>
        </table:table-row>
        <table:table-row table:style-name="ro1">
          <table:table-cell office:value-type="string" table:style-name="ce2">
            <text:p>BUS06: Vehicles operated by local bus operators</text:p>
          </table:table-cell>
          <table:table-cell table:number-columns-repeated="16383" table:style-name="ce10"/>
        </table:table-row>
        <table:table-row table:style-name="ro1">
          <table:table-cell office:value-type="string" table:number-columns-spanned="2" table:number-rows-spanned="1" table:style-name="ce19">
            <text:p><text:a xlink:href="https://www.gov.uk/government/statistical-data-sets/bus06-vehicle-stocks-technology-and-equipment">https://www.gov.uk/government/statistical-data-sets/bus06-vehicle-stocks-technology-and-equipment<text:s/></text:a></text:p>
          </table:table-cell>
          <table:covered-table-cell/>
          <table:table-cell table:number-columns-repeated="16382" table:style-name="ce10"/>
        </table:table-row>
        <table:table-row table:style-name="ro2">
          <table:table-cell office:value-type="string" table:style-name="ce9">
            <text:p>BUS0601</text:p>
          </table:table-cell>
          <table:table-cell office:value-type="string" table:style-name="ce9">
            <text:p>Public service vehicle stock by type of vehicle: Great Britain, annual from 1997/98<text:s text:c="2"/>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602</text:p>
          </table:table-cell>
          <table:table-cell office:value-type="string" table:style-name="ce9">
            <text:p>Number of buses by metropolitan area status and country: Great Britain annual from 2004/05<text:s text:c="2"/>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603</text:p>
          </table:table-cell>
          <table:table-cell office:value-type="string" table:style-name="ce9">
            <text:p>Number of disability accessible or low-floor buses by metropolitan area status and country: Great Britain, annual from 2004/05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604</text:p>
          </table:table-cell>
          <table:table-cell office:value-type="string" table:style-name="ce9">
            <text:p>Percentage of buses with CCTV by metropolitan area status and country: Great Britain, annual from 2005/06<text:s/>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605</text:p>
          </table:table-cell>
          <table:table-cell office:value-type="string" table:style-name="ce9">
            <text:p>Average age of the bus fleet by metropolitan area status and country: Great Britain, annual from 2005/06<text:s text:c="2"/>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606</text:p>
          </table:table-cell>
          <table:table-cell office:value-type="string" table:style-name="ce9">
            <text:p>Percentage of buses with automatic vehicle location (AVL) device by metropolitan area status and country: Great Britain, annual from 2006/07<text:s text:c="2"/>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607</text:p>
          </table:table-cell>
          <table:table-cell office:value-type="string" table:style-name="ce9">
            <text:p>Percentage of buses with live ITSO Smart-card readers by metropolitan area status and country: Great Britain, from 2010/11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608</text:p>
          </table:table-cell>
          <table:table-cell office:value-type="string" table:style-name="ce17">
            <text:p>Percentage of buses used as Public Service Vehicles with free WiFi by metropolitan area status and country: Great Britain, from 2016/17,<text:s/>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9">
            <text:p>BUS0609</text:p>
          </table:table-cell>
          <table:table-cell office:value-type="string" table:style-name="ce9">
            <text:p>Percentage of buses used as Public Service Vehicles by emissions standards and fuel type by metropolitan area status and country: Great Britain, from 2019/20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610</text:p>
          </table:table-cell>
          <table:table-cell office:value-type="string" table:style-name="ce9">
            <text:p>Percentage of buses used as Public Service Vehicles with Audio Visual information by metropolitan area status and country: Great Britain, from 2012/13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4">
          <table:table-cell office:value-type="string" table:style-name="ce9">
            <text:p>BUS0611</text:p>
          </table:table-cell>
          <table:table-cell office:value-type="string" table:style-name="ce9">
            <text:p>Age distributon of the bus fleet used as Public Service Vehicles by metropolitan area status and country1, local bus operators only2: Great Britain, 2020/21, figures as at 31 March</text:p>
          </table:table-cell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2">
            <text:p>BUS07: Staff employed by local bus operators</text:p>
          </table:table-cell>
          <table:table-cell table:number-columns-repeated="16383" table:style-name="ce10"/>
        </table:table-row>
        <table:table-row table:style-name="ro1">
          <table:table-cell office:value-type="string" table:number-columns-spanned="2" table:number-rows-spanned="1" table:style-name="ce19">
            <text:p><text:a xlink:href="https://www.gov.uk/government/statistical-data-sets/bus07-employment">https://www.gov.uk/government/statistical-data-sets/bus07-employment<text:s/></text:a></text:p>
          </table:table-cell>
          <table:covered-table-cell/>
          <table:table-cell table:number-columns-repeated="16382" table:style-name="ce10"/>
        </table:table-row>
        <table:table-row table:style-name="ro2">
          <table:table-cell office:value-type="string" table:style-name="ce9">
            <text:p>BUS0701</text:p>
          </table:table-cell>
          <table:table-cell office:value-type="string" table:style-name="ce9">
            <text:p>Staff employed by bus and coach operators by staff type: Great Britain, annual from 1965<text:s text:c="3"/>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702</text:p>
          </table:table-cell>
          <table:table-cell office:value-type="string" table:style-name="ce9">
            <text:p>Employee jobs in transport industries by transport mode: Great Britain, annual from 1996<text:s text:c="2"/>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703</text:p>
          </table:table-cell>
          <table:table-cell office:value-type="string" table:style-name="ce9">
            <text:p>Gross weekly earnings, all occupations and bus drivers: United Kingdom, annual from 1997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704</text:p>
          </table:table-cell>
          <table:table-cell office:value-type="string" table:style-name="ce9">
            <text:p>Hours worked, all occupations and bus drivers: United Kingdom, annual from 1997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9">
            <text:p>BUS0705</text:p>
          </table:table-cell>
          <table:table-cell office:value-type="string" table:style-name="ce18">
            <text:p>Estimated percentage of local bus operators who require on board staff to undertake disability awareness training: Great Britain, annual from 2017/18</text:p>
          </table:table-cell>
          <table:table-cell office:value-type="string" table:style-name="ce9">
            <text:p>Annual, autum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US08: Concessionary Travel</text:p>
          </table:table-cell>
          <table:table-cell table:number-columns-repeated="16383" table:style-name="ce10"/>
        </table:table-row>
        <table:table-row table:style-name="ro1">
          <table:table-cell office:value-type="string" table:number-columns-spanned="2" table:number-rows-spanned="1" table:style-name="ce19">
            <text:p><text:a xlink:href="https://www.gov.uk/government/statistical-data-sets/bus08-concessionary-travel">https://www.gov.uk/government/statistical-data-sets/bus08-concessionary-travel<text:s/></text:a></text:p>
          </table:table-cell>
          <table:covered-table-cell/>
          <table:table-cell table:number-columns-repeated="16382" table:style-name="ce10"/>
        </table:table-row>
        <table:table-row table:style-name="ro2">
          <table:table-cell office:value-type="string" table:style-name="ce11">
            <text:p>BUS0810</text:p>
          </table:table-cell>
          <table:table-cell office:value-type="string" table:style-name="ce12">
            <text:p>Expenditure on the English National Concessionary Travel Scheme by metropolitan area status: England, annual from 2010/11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11">
            <text:p>BUS0811</text:p>
          </table:table-cell>
          <table:table-cell office:value-type="string" table:style-name="ce12">
            <text:p>Total net expenditure on concessionary travel by metropolitan area status: England, annual from 2000/01</text:p>
          </table:table-cell>
          <table:table-cell office:value-type="string" table:style-name="ce9">
            <text:p>Annual, December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11">
            <text:p>BUS0812</text:p>
          </table:table-cell>
          <table:table-cell office:value-type="string" table:style-name="ce12">
            <text:p>Total net expenditure on concessionary travel by Travel Concession Authority: England, annual from 2000/01</text:p>
          </table:table-cell>
          <table:table-cell office:value-type="string" table:style-name="ce9">
            <text:p>Annual, December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11">
            <text:p>BUS0813</text:p>
          </table:table-cell>
          <table:table-cell office:value-type="string" table:style-name="ce12">
            <text:p>Expenditure on the English National Concessionary Travel Scheme by Travel Concession Authority: England, annual from 2010/11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11">
            <text:p>BUS0820</text:p>
          </table:table-cell>
          <table:table-cell office:value-type="string" table:style-name="ce12">
            <text:p>Concessionary travel passes by metropolitan area status and type of pass: England, annual from 2010/11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11">
            <text:p>BUS0821</text:p>
          </table:table-cell>
          <table:table-cell office:value-type="string" table:style-name="ce12">
            <text:p>Concessionary travel passes and concessionary bus journeys by metropolitan area status: England, annual from 2010/11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11">
            <text:p>BUS0822</text:p>
          </table:table-cell>
          <table:table-cell office:value-type="string" table:style-name="ce12">
            <text:p>Concessionary travel passes by Travel Concession Authority: England, annual from 2010/11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11">
            <text:p>BUS0823</text:p>
          </table:table-cell>
          <table:table-cell office:value-type="string" table:style-name="ce12">
            <text:p>Concessionary bus journeys by Travel Concession Authority: England, annual from 2010/11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11">
            <text:p>BUS0830</text:p>
          </table:table-cell>
          <table:table-cell office:value-type="string" table:style-name="ce12">
            <text:p>Reimbursement of bus operators for concessionary travel by metropolitan area status: England, annual from 2010/11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11">
            <text:p>BUS0831</text:p>
          </table:table-cell>
          <table:table-cell office:value-type="string" table:style-name="ce12">
            <text:p>Methods used for concessionary travel reimbursement: England latest available year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11">
            <text:p>BUS0832</text:p>
          </table:table-cell>
          <table:table-cell office:value-type="string" table:style-name="ce12">
            <text:p>Reimbursement of bus operators for concessionary travel by Travel Concession Authority: England, annual from 2010/11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11">
            <text:p>BUS0840</text:p>
          </table:table-cell>
          <table:table-cell office:value-type="string" table:style-name="ce12">
            <text:p>Number of authorities offering discretionary concessionary travel enhancements: England outside London, annual from 2010/11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11">
            <text:p>BUS0841</text:p>
          </table:table-cell>
          <table:table-cell office:value-type="string" table:style-name="ce12">
            <text:p>Concessionary travel discretionary enhancements by Travel Concession Authority: England outside London, latest available year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2">
          <table:table-cell office:value-type="string" table:style-name="ce11">
            <text:p>BUS0842</text:p>
          </table:table-cell>
          <table:table-cell office:value-type="string" table:style-name="ce12">
            <text:p>Concessions available for young people by Travel Concession Authority: England outside London, latest available year</text:p>
          </table:table-cell>
          <table:table-cell office:value-type="string" table:style-name="ce9">
            <text:p>Annual, autumn</text:p>
          </table:table-cell>
          <table:table-cell table:number-columns-repeated="16381" table:style-name="ce10"/>
        </table:table-row>
        <table:table-row table:style-name="ro1">
          <table:table-cell office:value-type="string" table:style-name="ce2">
            <text:p>BUS09: Bus reliability and punctuality<text:s/></text:p>
          </table:table-cell>
          <table:table-cell table:number-columns-repeated="16383" table:style-name="ce10"/>
        </table:table-row>
        <table:table-row table:style-name="ro1">
          <table:table-cell office:value-type="string" table:number-columns-spanned="2" table:number-rows-spanned="1" table:style-name="ce19">
            <text:p><text:a xlink:href="https://www.gov.uk/government/statistical-data-sets/bus09-frequency-and-waiting-times">https://www.gov.uk/government/statistical-data-sets/bus09-frequency-and-waiting-times<text:s/></text:a></text:p>
          </table:table-cell>
          <table:covered-table-cell/>
          <table:table-cell table:number-columns-repeated="16382" table:style-name="ce10"/>
        </table:table-row>
        <table:table-row table:style-name="ro5">
          <table:table-cell office:value-type="string" table:style-name="ce9">
            <text:p>BUS0901</text:p>
          </table:table-cell>
          <table:table-cell office:value-type="string" table:style-name="ce9">
            <text:p>Lost scheduled bus mileage by metropolitan area status: England, annual <text:s/>2000/01 to 2010/11</text:p>
          </table:table-cell>
          <table:table-cell office:value-type="string" table:style-name="ce9">
            <text:p>No longer updated</text:p>
          </table:table-cell>
          <table:table-cell table:number-columns-repeated="16381" table:style-name="ce9"/>
        </table:table-row>
        <table:table-row table:style-name="ro5">
          <table:table-cell office:value-type="string" table:style-name="ce9">
            <text:p>BUS0902</text:p>
          </table:table-cell>
          <table:table-cell office:value-type="string" table:style-name="ce9">
            <text:p>Non-frequent bus services running on time, by local authority: England, annual from 2004/05</text:p>
          </table:table-cell>
          <table:table-cell office:value-type="string" table:style-name="ce9">
            <text:p>Annual, autumn</text:p>
          </table:table-cell>
          <table:table-cell table:number-columns-repeated="16381" table:style-name="ce9"/>
        </table:table-row>
        <table:table-row table:style-name="ro5">
          <table:table-cell office:value-type="string" table:style-name="ce9">
            <text:p>BUS0903</text:p>
          </table:table-cell>
          <table:table-cell office:value-type="string" table:style-name="ce9">
            <text:p>Average excess waiting time for frequent services, by local authority: England, annual from 2004/05</text:p>
          </table:table-cell>
          <table:table-cell office:value-type="string" table:style-name="ce9">
            <text:p>Annual, autumn</text:p>
          </table:table-cell>
          <table:table-cell table:number-columns-repeated="16381" table:style-name="ce9"/>
        </table:table-row>
        <table:table-row table:style-name="ro1">
          <table:table-cell office:value-type="string" table:style-name="ce2">
            <text:p>BUS10: Bus service provision and other tables</text:p>
          </table:table-cell>
          <table:table-cell table:number-columns-repeated="16383" table:style-name="ce10"/>
        </table:table-row>
        <table:table-row table:style-name="ro1">
          <table:table-cell office:value-type="string" table:number-columns-spanned="2" table:number-rows-spanned="1" table:style-name="ce19">
            <text:p><text:a xlink:href="https://www.gov.uk/government/statistical-data-sets/bus10-number-of-trips-and-information-systems">https://www.gov.uk/government/statistical-data-sets/bus10-number-of-trips-and-information-systems<text:s/></text:a></text:p>
          </table:table-cell>
          <table:covered-table-cell/>
          <table:table-cell table:number-columns-repeated="16382" table:style-name="ce10"/>
        </table:table-row>
        <table:table-row table:style-name="ro5">
          <table:table-cell office:value-type="string" table:style-name="ce9">
            <text:p>BUS1001</text:p>
          </table:table-cell>
          <table:table-cell office:value-type="string" table:style-name="ce9">
            <text:p>Bus vehicle trips by local authority: Great Britain, annual from 2006</text:p>
          </table:table-cell>
          <table:table-cell office:value-type="string" table:style-name="ce9">
            <text:p>Ad-hoc basis</text:p>
          </table:table-cell>
          <table:table-cell table:number-columns-repeated="16381" table:style-name="ce9"/>
        </table:table-row>
        <table:table-row table:style-name="ro5">
          <table:table-cell office:value-type="string" table:style-name="ce9">
            <text:p>BUS1002</text:p>
          </table:table-cell>
          <table:table-cell office:value-type="string" table:style-name="ce9">
            <text:p>Bus Operator market share by local authority: Great Britain, latest available year</text:p>
          </table:table-cell>
          <table:table-cell office:value-type="string" table:style-name="ce9">
            <text:p>Ad-hoc basis</text:p>
          </table:table-cell>
          <table:table-cell table:number-columns-repeated="16381" table:style-name="ce9"/>
        </table:table-row>
        <table:table-row table:style-name="ro5">
          <table:table-cell office:value-type="string" table:style-name="ce9">
            <text:p>BUS1003</text:p>
          </table:table-cell>
          <table:table-cell office:value-type="string" table:style-name="ce9">
            <text:p>Real Time Information Systems (RTI) by metropolitan area status and country: Great Britain, annual to end 2011</text:p>
          </table:table-cell>
          <table:table-cell office:value-type="string" table:style-name="ce9">
            <text:p>No longer updated</text:p>
          </table:table-cell>
          <table:table-cell table:number-columns-repeated="16381" table:style-name="ce9"/>
        </table:table-row>
        <table:table-row table:style-name="ro5">
          <table:table-cell office:value-type="string" table:style-name="ce9">
            <text:p>BUS1004</text:p>
          </table:table-cell>
          <table:table-cell office:value-type="string" table:style-name="ce9">
            <text:p>Proportion of population within 1km walking distance of a bus stop with one bus service per hour between 7am and 7pm, by local authority, England 2019</text:p>
          </table:table-cell>
          <table:table-cell office:value-type="string" table:style-name="ce9">
            <text:p>Annual, autumn</text:p>
          </table:table-cell>
          <table:table-cell table:number-columns-repeated="16381" table:style-name="ce9"/>
        </table:table-row>
        <table:table-row table:style-name="ro1">
          <table:table-cell office:value-type="string" table:style-name="ce2">
            <text:p>BUS11: Bus Partnerships</text:p>
          </table:table-cell>
          <table:table-cell table:number-columns-repeated="16383" table:style-name="ce9"/>
        </table:table-row>
        <table:table-row table:style-name="ro1">
          <table:table-cell office:value-type="string" table:number-columns-spanned="2" table:number-rows-spanned="1" table:style-name="ce19">
            <text:p>https://www.gov.uk/government/statistical-data-sets/bus-partnership-schemes-bus11</text:p>
          </table:table-cell>
          <table:covered-table-cell/>
          <table:table-cell table:number-columns-repeated="16382" table:style-name="ce10"/>
        </table:table-row>
        <table:table-row table:style-name="ro5">
          <table:table-cell office:value-type="string" table:style-name="ce9">
            <text:p>Bus1101</text:p>
          </table:table-cell>
          <table:table-cell office:value-type="string" table:style-name="ce9">
            <text:p>Estimated percentage of local bus operators who are part of bus partnership schemes with local authorities: England</text:p>
          </table:table-cell>
          <table:table-cell office:value-type="string" table:style-name="ce9">
            <text:p>No longer updated</text:p>
          </table:table-cell>
          <table:table-cell table:number-columns-repeated="16381" table:style-name="ce9"/>
        </table:table-row>
        <table:table-row table:style-name="ro6">
          <table:table-cell office:value-type="string" table:style-name="ce9">
            <text:p>Bus1102</text:p>
          </table:table-cell>
          <table:table-cell office:value-type="string" table:style-name="ce9">
            <text:p>Estimated percentage of local bus operators who are part of bus partnership schemes with local authorities by metropolitan area status and country: Great Britain</text:p>
          </table:table-cell>
          <table:table-cell office:value-type="string" table:style-name="ce9">
            <text:p>No longer updated</text:p>
          </table:table-cell>
          <table:table-cell table:number-columns-repeated="16381" table:style-name="ce9"/>
        </table:table-row>
        <table:table-row table:style-name="ro1">
          <table:table-cell office:value-type="string" table:style-name="ce2">
            <text:p>BUS99: Summary of bus statistics from other Government data sources</text:p>
          </table:table-cell>
          <table:table-cell table:number-columns-repeated="16383" table:style-name="ce10"/>
        </table:table-row>
        <table:table-row table:style-name="ro1">
          <table:table-cell office:value-type="string" table:number-columns-spanned="2" table:number-rows-spanned="1" table:style-name="ce19">
            <text:p>https://www.gov.uk/government/statistical-data-sets/summary-of-bus-statistics-from-other-government-data-sources-bus99</text:p>
          </table:table-cell>
          <table:covered-table-cell/>
          <table:table-cell table:number-columns-repeated="16382" table:style-name="ce10"/>
        </table:table-row>
        <table:table-row table:style-name="ro5">
          <table:table-cell office:value-type="string" table:style-name="ce9">
            <text:p>BUS9901</text:p>
          </table:table-cell>
          <table:table-cell office:value-type="string" table:style-name="ce9">
            <text:p>Summary bus statistics - economic, safety and environment</text:p>
          </table:table-cell>
          <table:table-cell office:value-type="string" table:style-name="ce9">
            <text:p>Ad-hoc basis</text:p>
          </table:table-cell>
          <table:table-cell table:number-columns-repeated="16381" table:style-name="ce9"/>
        </table:table-row>
        <table:table-row table:style-name="ro5">
          <table:table-cell office:value-type="string" table:style-name="ce9">
            <text:p>BUS9902</text:p>
          </table:table-cell>
          <table:table-cell office:value-type="string" table:style-name="ce9">
            <text:p>Summary bus statistics - National Travel Survey data</text:p>
          </table:table-cell>
          <table:table-cell office:value-type="string" table:style-name="ce9">
            <text:p>Ad-hoc basis</text:p>
          </table:table-cell>
          <table:table-cell table:number-columns-repeated="16381" table:style-name="ce9"/>
        </table:table-row>
        <table:table-row table:number-rows-repeated="18" table:style-name="ro2">
          <table:table-cell table:number-columns-repeated="2" table:style-name="ce13"/>
          <table:table-cell table:style-name="ce10"/>
          <table:table-cell table:number-columns-repeated="16381" table:style-name="ce13"/>
        </table:table-row>
        <table:table-row table:number-rows-repeated="11" table:style-name="ro2">
          <table:table-cell table:number-columns-repeated="2" table:style-name="ce14"/>
          <table:table-cell table:style-name="ce15"/>
          <table:table-cell table:number-columns-repeated="16381" table:style-name="ce1"/>
        </table:table-row>
        <table:table-row table:number-rows-repeated="1048446" table:style-name="ro2">
          <table:table-cell table:number-columns-repeated="16384"/>
        </table:table-row>
        <table:named-expressions>
          <table:named-range table:name="Print_Area" table:cell-range-address="BusStatisticsTables.$A$1:BusStatisticsTables.$C$65542" table:base-cell-address="BusStatisticsTables.$A$1"/>
          <table:named-range table:name="Print_Titles" table:cell-range-address="BusStatisticsTables.$A$1:BusStatisticsTables.$IV$3" table:base-cell-address="BusStatisticsTable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P0">
      <number:number number:decimal-places="2" number:min-integer-digits="1" number:grouping="true"/>
    </number:number-style>
    <number:number-style style:name="N36">
      <number:text>-</number:text>
      <number:number number:decimal-places="2" number:min-integer-digits="1" number:grouping="true"/>
      <style:map style:condition="value()&gt;=0" style:apply-style-name="N36P0"/>
    </number:number-style>
    <number:number-style style:name="N37P0">
      <number:number number:decimal-places="0" number:min-integer-digits="1" number:grouping="true"/>
    </number:number-style>
    <number:number-style style:name="N37P1">
      <number:text>-</number:text>
      <number:number number:decimal-places="0" number:min-integer-digits="1" number:grouping="true"/>
    </number:number-style>
    <number:text-style style:name="N37">
      <number:text>-</number:text>
      <style:map style:condition="value()&gt;0.5" style:apply-style-name="N37P0"/>
      <style:map style:condition="value()&lt;-0.5" style:apply-style-name="N37P1"/>
    </number:text-style>
    <style:style style:name="_50_0_37__32_-_32_Accent1" style:display-name="20% - Accent1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Decimal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Explanatory_32_Text" style:display-name="Explanatory Text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Footnote" style:family="table-cell" style:data-style-name="N3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style:text-position="33%" style:font-family-generic="roman"/>
    </style:style>
    <style:style style:name="Good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" style:family="table-cell" style:data-style-name="N37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Input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ublication_style" style:family="table-cell" style:data-style-name="N37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tyle_32_1" style:display-name="Style 1" style:family="table-cell" style:data-style-name="N0">
      <style:table-cell-properties style:vertical-align="automatic" fo:background-color="transparent"/>
    </style:style>
    <style:style style:name="Title" style:family="table-cell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Untitled1" style:family="table-cell" style:data-style-name="N0">
      <style:table-cell-properties fo:background-color="#00FF00"/>
      <style:text-properties fo:font-weight="bold" style:font-weight-asian="bold" style:font-weight-complex="bold"/>
    </style:style>
    <style:style style:name="Untitled2" style:family="table-cell" style:data-style-name="N0">
      <style:table-cell-properties fo:background-color="#FF0000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58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Darren Stillwell</meta:initial-creator>
    <dc:creator>Shawn Weekes</dc:creator>
    <meta:creation-date>1996-10-14T23:33:28Z</meta:creation-date>
    <dc:date>2021-11-01T18:56:39Z</dc:date>
    <meta:print-date>2013-09-17T12:32:10Z</meta:print-date>
  </office:meta>
</office:document-meta>
</file>